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3]-[.F13]" office:value-type="float" office:value="600" calcext:value-type="float">
            <text:p>60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3])" office:value-type="float" office:value="600" calcext:value-type="float">
            <text:p>60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5.380714041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5.3828582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5.723533225</dc:date>
    <dc:language>pt-PT</dc:language>
    <meta:editing-cycles>671</meta:editing-cycles>
    <meta:editing-duration>P4DT6H45M7S</meta:editing-duration>
    <meta:print-date>2023-12-29T11:28:27.023000000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